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1"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c7ee2c" officeooo:paragraph-rsid="05c7ee2c" style:font-name-asian="NSimSun" style:font-size-asian="12pt" style:font-style-asian="normal" style:font-weight-asian="normal" style:font-name-complex="Arial1"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1"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59df9"/>
    </style:style>
    <style:style style:name="P24"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ad180f" officeooo:paragraph-rsid="05ea8c65"/>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6"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7"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8"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9"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30"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31" style:family="paragraph" style:parent-style-name="Text_20_body">
      <style:paragraph-properties fo:margin-top="0cm" fo:margin-bottom="0cm" loext:contextual-spacing="false" fo:line-height="138%" fo:text-align="start" style:justify-single-word="false" style:writing-mode="lr-tb"/>
      <style:text-properties officeooo:paragraph-rsid="05ef3d3b"/>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33"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3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3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3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40"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42"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43"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44"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45"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P46"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47" style:family="paragraph" style:parent-style-name="Text_20_body">
      <style:paragraph-properties fo:margin-top="0cm" fo:margin-bottom="0cm" loext:contextual-spacing="false" fo:line-height="138%" fo:text-align="start" style:justify-single-word="false" style:writing-mode="lr-tb"/>
      <style:text-properties officeooo:rsid="0600accb" officeooo:paragraph-rsid="0600accb"/>
    </style:style>
    <style:style style:name="P48" style:family="paragraph" style:parent-style-name="Text_20_body">
      <style:paragraph-properties fo:margin-top="0cm" fo:margin-bottom="0cm" loext:contextual-spacing="false" fo:line-height="138%" fo:text-align="start" style:justify-single-word="false" style:writing-mode="lr-tb"/>
      <style:text-properties officeooo:rsid="0604e74e" officeooo:paragraph-rsid="0604e74e"/>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01cab4"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070399"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38"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39"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343a40" style:font-name="Liberation Serif" fo:font-size="12pt" fo:letter-spacing="normal"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343a40" style:font-name="Liberation Serif" fo:font-size="12pt" fo:letter-spacing="normal"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fo:color="#343a40" style:font-name="Liberation Serif" fo:font-size="12pt" fo:letter-spacing="normal"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343a40" style:font-name="Liberation Serif" fo:font-size="12pt" fo:letter-spacing="normal"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8"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9" style:family="text">
      <style:text-properties fo:font-variant="normal" fo:text-transform="none" fo:color="#000000" style:font-name="Liberation Serif" fo:font-size="12pt" fo:letter-spacing="normal" fo:language="en" fo:country="GB" fo:font-style="normal" fo:font-weight="normal" officeooo:rsid="05ff9b8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2" style:family="text">
      <style:text-properties fo:font-variant="normal" fo:text-transform="none" fo:letter-spacing="normal" fo:font-style="normal" officeooo:rsid="05e548d5" style:font-name-asian="NSimSun" style:font-style-asian="normal" style:font-weight-asian="normal" style:font-name-complex="Arial1" style:font-style-complex="normal" style:font-weight-complex="normal"/>
    </style:style>
    <style:style style:name="T63" style:family="text">
      <style:text-properties fo:font-variant="normal" fo:text-transform="none" fo:letter-spacing="normal" fo:font-style="normal" officeooo:rsid="05ec0c27" style:font-name-asian="NSimSun" style:font-style-asian="normal" style:font-weight-asian="normal" style:font-name-complex="Arial1" style:font-style-complex="normal" style:font-weight-complex="normal"/>
    </style:style>
    <style:style style:name="T64" style:family="text">
      <style:text-properties fo:font-variant="normal" fo:text-transform="none" fo:letter-spacing="normal" fo:font-style="normal" officeooo:rsid="05ec64f3" style:font-name-asian="NSimSun" style:font-style-asian="normal" style:font-weight-asian="normal" style:font-name-complex="Arial1" style:font-style-complex="normal" style:font-weight-complex="normal"/>
    </style:style>
    <style:style style:name="T65" style:family="text">
      <style:text-properties fo:color="#000000" style:font-name="Liberation Serif" fo:font-size="12pt" fo:language="en" fo:country="GB" fo:font-weight="normal" fo:background-color="#fffffe" loext:char-shading-value="0" style:font-size-asian="12pt" style:font-size-complex="12pt"/>
    </style:style>
    <style:style style:name="T66"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67"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68"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69"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70"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71"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72"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73"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74"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75"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76"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77"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78"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79" style:family="text">
      <style:text-properties fo:color="#000000" style:font-name="Liberation Serif" fo:font-size="12pt" fo:language="en" fo:country="GB" fo:background-color="#fffffe" loext:char-shading-value="0" style:font-size-asian="12pt" style:font-size-complex="12pt"/>
    </style:style>
    <style:style style:name="T80" style:family="text">
      <style:text-properties fo:color="#000000" style:font-name="Liberation Serif" fo:font-size="12pt" fo:language="en" fo:country="GB" officeooo:rsid="05cd927a" fo:background-color="#fffffe" loext:char-shading-value="0" style:font-size-asian="12pt" style:font-size-complex="12pt"/>
    </style:style>
    <style:style style:name="T81" style:family="text">
      <style:text-properties fo:color="#000000" style:font-name="Liberation Serif" fo:font-size="12pt" fo:language="en" fo:country="GB" officeooo:rsid="05d398e1" fo:background-color="#fffffe" loext:char-shading-value="0" style:font-size-asian="12pt" style:font-size-complex="12pt"/>
    </style:style>
    <style:style style:name="T82" style:family="text">
      <style:text-properties officeooo:rsid="05d2d50b"/>
    </style:style>
    <style:style style:name="T83" style:family="text">
      <style:text-properties officeooo:rsid="05d311fe"/>
    </style:style>
    <style:style style:name="T84" style:family="text">
      <style:text-properties officeooo:rsid="060a25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46"><text:bookmark text:name="docs-internal-guid-bd2ab14d-7fff-5f72-8951-974cbb7cfe7b"/>Michael Mosimann</text:p>
      <text:p text:style-name="P6">Université de Genève</text:p>
      <text:p text:style-name="P6">Faculté des Sciences</text:p>
      <text:p text:style-name="P7">Département d’informatique</text:p>
      <text:p text:style-name="P9"/>
      <text:p text:style-name="P10"/>
      <text:p text:style-name="P18">The code related part:</text:p>
      <text:p text:style-name="P15"/>
      <text:p text:style-name="P21"><text:span text:style-name="T39">So far, i have posted only the baseline as submissions to test the submission process and to see what score i need to improve on. </text:span><text:span text:style-name="T40">I have been working on the code and looking around the web to have some ideas, and test some codes to see how it might improve the AI.</text:span></text:p>
      <text:p text:style-name="P20"><text:span text:style-name="T40">I </text:span><text:span text:style-name="T41">had some problems with installing some libraries, and had some memory problems as the program took a lot of memory.</text:span></text:p>
      <text:p text:style-name="P29"><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44"><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6"/>
      <text:p text:style-name="P23"><text:span text:style-name="T42">I have tried to w</text:span><text:span text:style-name="T43">ork on</text:span><text:span text:style-name="T42"> smoke elimination, but also tried to do the speed detection</text:span><text:span text:style-name="T41">, </text:span><text:span text:style-name="T42">as I have been stuck </text:span><text:span text:style-name="T44">on </text:span><text:span text:style-name="T42">smoke elimination and haven’t made any result worth submitting. </text:span></text:p>
      <text:p text:style-name="P17"/>
      <text:p text:style-name="P30"><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30"><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32"><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33"><text:span text:style-name="T20">I </text:span><text:span text:style-name="T32">took the code from that site :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30"> <text:s/></text:span><text:span text:style-name="T31">for the smoke elimination, and it seems to work well, but the </text:span><text:soft-page-break/><text:span text:style-name="T31">training part takes a very long time, but thankfully it saves a models after 10 each epochs, so I hadn't had the need to do all the </text:span><text:span text:style-name="T33">100</text:span><text:span text:style-name="T31"> epochs, </text:span><text:span text:style-name="T33">in order to posses a model</text:span><text:span text:style-name="T31">.</text:span></text:p>
      <text:p text:style-name="P47"><text:span text:style-name="T12">Also I took a small part of the training data as it takes a lot of ram memory, and the more training date the longer the epochs is.</text:span></text:p>
      <text:p text:style-name="P48"><text:span text:style-name="T12">The first model doesn’t seem to improve but worsen</text:span><text:span text:style-name="T34">s</text:span><text:span text:style-name="T12"> the score, maybe indicating it may need more training data.</text:span></text:p>
      <text:p text:style-name="P11"/>
      <text:p text:style-name="P26"><text:span text:style-name="T15">For the speed detection challenge. I t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2"/>
      <text:p text:style-name="P14">I have tried to use difference models to see if it impacts the performance of the training and might help improve the score.</text:p>
      <text:p text:style-name="P27"><text:span text:style-name="T13">The </text:span><text:span text:style-name="T53">squeezenet1_1</text:span><text:span text:style-name="T14"> </text:span><text:span text:style-name="T13">gives very bad results for the speed recognition, whereas the </text:span><text:span text:style-name="T65">resnet1</text:span><text:span text:style-name="T66">8 </text:span><text:span text:style-name="T67">improves the score a lot. </text:span></text:p>
      <text:p text:style-name="P27"><text:span text:style-name="T68">It shows how s</text:span><text:span text:style-name="T69">ome</text:span><text:span text:style-name="T68"> model</text:span><text:span text:style-name="T69">s</text:span><text:span text:style-name="T68"> can s</text:span><text:span text:style-name="T70">olve more efficiently</text:span><text:span text:style-name="T69"> some problems c</text:span><text:span text:style-name="T70">ompared to</text:span><text:span text:style-name="T69"> others </text:span><text:span text:style-name="T70">models</text:span><text:span text:style-name="T69">, whereas with another problem, the same model could do poorly</text:span><text:span text:style-name="T68">.</text:span></text:p>
      <text:p text:style-name="P42"><text:span text:style-name="T68">T</text:span><text:span text:style-name="T65">he resnet34 improves a little bit the score, but the major downside is that it’s take a lot of time to train/compute it, </text:span><text:span text:style-name="T71">due to the complexity of the model.</text:span></text:p>
      <text:p text:style-name="P43"><text:span text:style-name="T71">S</text:span><text:span text:style-name="T65">o the choice of the models depends on the improving the score while having an acceptable training time, not to long.</text:span></text:p>
      <text:p text:style-name="P34"/>
      <text:p text:style-name="P39">I look most of the time for online information, while trying some parts of code and trying to understand how it works, in order to see if I can use it to improve the program and have a better score. </text:p>
      <text:p text:style-name="P40"/>
      <text:p text:style-name="P41"><text:span text:style-name="T80">O</text:span><text:span text:style-name="T79">bservations on the participants of the A</text:span><text:span text:style-name="T81">I</text:span><text:span text:style-name="T79">crowd.</text:span></text:p>
      <text:p text:style-name="P39"/>
      <text:p text:style-name="P22"><text:span text:style-name="T37">A</text:span><text:span text:style-name="T38">t</text:span><text:span text:style-name="T37"> the </text:span><text:span text:style-name="T38">beginnings</text:span><text:span text:style-name="T37">, </text:span><text:span text:style-name="T38">there was</text:span><text:span text:style-name="T37"> not much discussion </text:span><text:span text:style-name="T38">between participants</text:span><text:span text:style-name="T37"> in the discussion tab</text:span><text:span text:style-name="T38">s of the AI Blitz challenges</text:span><text:span text:style-name="T37">. </text:span><text:span text:style-name="T38">It was mostly bug reports, like </text:span><text:span text:style-name="T37">about submission limits.</text:span></text:p>
      <text:p text:style-name="P13"/>
      <text:p text:style-name="P24"><text:span text:style-name="T45">So far, it seems that the participants aren’t discussing with each others, only one has giving some h</text:span><text:span text:style-name="T46">elp</text:span><text:span text:style-name="T45"> to possibly improve the score, </text:span><text:span text:style-name="T47">at this point of writing(14.05.2021)</text:span><text:span text:style-name="T45">. </text:span><text:span text:style-name="T46">The hint is to sort by index, as the resulting file isn’t sorted, and it has improved the score of the file. </text:span><text:span text:style-name="T48">The user is called V</text:span><text:span text:style-name="T49">ictorkras2008, </text:span><text:span text:style-name="T50">and here is the page: </text:span><text:a xlink:type="simple" xlink:href="https://discourse.aicrowd.com/t/you-can-improve-your-results-if/5627" text:style-name="Internet_20_link" text:visited-style-name="Visited_20_Internet_20_Link">https://discourse.aicrowd.com/t/you-can-improve-your-results-if/5627</text:a><text:span text:style-name="T50"> </text:span><text:span text:style-name="T49">. </text:span><text:span text:style-name="T51">For this challenge, </text:span><text:span text:style-name="T52">V</text:span><text:span text:style-name="T49">ictorkras2008 </text:span><text:span text:style-name="T51">has been the most active in the discussions.</text:span></text:p>
      <text:p text:style-name="P19"><text:soft-page-break/></text:p>
      <text:p text:style-name="P25"><text:span text:style-name="T71">L</text:span><text:span text:style-name="T73">ooking at the leaderboard, it’s interesting to note that the p</text:span><text:span text:style-name="T78">eople</text:span><text:span text:style-name="T73"> holding the t</text:span><text:span text:style-name="T78">op</text:span><text:span text:style-name="T73"> place</text:span><text:span text:style-name="T78">s</text:span><text:span text:style-name="T73">, hold the first place on most of all the challenges in the blitz, a</text:span><text:span text:style-name="T78">nd in the case they don’t hold the first place, they remain in the top of the leaderboard</text:span><text:span text:style-name="T73">.</text:span></text:p>
      <text:p text:style-name="P25"><text:span text:style-name="T73"><text:s/></text:span><text:span text:style-name="T72">It does shows that it attracts some good AI programmers, </text:span><text:span text:style-name="T74">as t</text:span><text:span text:style-name="T35">he participants are really good at improving the score.</text:span></text:p>
      <text:p text:style-name="P25"><text:span text:style-name="T35"><text:s/></text:span><text:span text:style-name="T36">With these observations, it leads me to think that most participants are more in a competitive state than a helpful mindset, which the cause might be to win the reward. </text:span></text:p>
      <text:p text:style-name="P35"/>
      <text:p text:style-name="P36">I checked the AIcrowd discord to see if the participants used this to help each other. For this challenge, the AIBlitz room was used to complain about the baseline<text:span text:style-name="T82">(the F1 Team Classification)</text:span> giving a perfect score for the first challenge, and so far, it seems the participant doesn’t help each other for this <text:span text:style-name="T83">Blitz challenge on Discord</text:span>, although the discussions in the some of the other <text:span text:style-name="T84">chat</text:span> rooms show that the participants do chat with each others, <text:span text:style-name="T84">and help each other</text:span>.</text:p>
      <text:p text:style-name="P37"><text:span text:style-name="T62">The other challenges may be more active, and more interesting for </text:span><text:span text:style-name="T63">the others participants,</text:span><text:span text:style-name="T64"> as they may yield different rewards and challenges to work on.</text:span></text:p>
      <text:p text:style-name="P36"/>
      <text:p text:style-name="P28"><text:span text:style-name="T75">The participants of A</text:span><text:span text:style-name="T77">I</text:span><text:span text:style-name="T75">crowd can use the </text:span><text:a xlink:type="simple" xlink:href="https://discourse.aicrowd.com/" text:style-name="Internet_20_link" text:visited-style-name="Visited_20_Internet_20_Link">https://discourse.aicrowd.com/</text:a><text:span text:style-name="T75"> page or discord to chat, </text:span><text:a xlink:type="simple" xlink:href="https://discord.com/invite/5Q7Tfww3tk" text:style-name="Internet_20_link" text:visited-style-name="Visited_20_Internet_20_Link">https://discord.com/invite/5Q7Tfww3tk</text:a><text:span text:style-name="T75"> , either with the other participants or staff members. </text:span><text:span text:style-name="T76">About 1411 members on Discord.</text:span></text:p>
      <text:p text:style-name="P38"/>
      <text:p text:style-name="P31"><text:span text:style-name="T55">At this time of writing this line, (16.05.2021), there is 123 participants and 12 teams. </text:span><text:span text:style-name="T56">On th</text:span><text:span text:style-name="T57">e</text:span><text:span text:style-name="T56"> 19</text:span><text:span text:style-name="T60">th</text:span><text:span text:style-name="T56"> of may, there is 144 participants and 13 teams. </text:span><text:span text:style-name="T57">On the 20</text:span><text:span text:style-name="T61">th</text:span><text:span text:style-name="T57"> of may, </text:span><text:span text:style-name="T58">at 10:49 am</text:span><text:span text:style-name="T57">, there is 1</text:span><text:span text:style-name="T58">50</text:span><text:span text:style-name="T57"> participants and 14 teams, </text:span><text:span text:style-name="T58">and no new discussion and notebooks in the blitz page. </text:span><text:span text:style-name="T59">On the 21th of may, at 10:25 am, the number of participants is 152.</text:span></text:p>
      <text:p text:style-name="P8"/>
      <text:p text:style-name="P45"><text:span text:style-name="T58">A </text:span><text:span text:style-name="T54">big thank you for this pag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54">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2</text:page-number><text:s/><text:span text:style-name="MT7">sur </text:span><text:page-count>3</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21T10:58:41.085000000</dc:date>
    <meta:editing-duration>P3DT3H3M56S</meta:editing-duration>
    <meta:editing-cycles>1169</meta:editing-cycles>
    <meta:generator>LibreOffice/6.3.4.2$Windows_X86_64 LibreOffice_project/60da17e045e08f1793c57c00ba83cdfce946d0aa</meta:generator>
    <meta:document-statistic meta:table-count="0" meta:image-count="0" meta:object-count="0" meta:page-count="3" meta:paragraph-count="38" meta:word-count="1020" meta:character-count="5953" meta:non-whitespace-character-count="4962"/>
  </office:meta>
</office:document-meta>
</file>